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style:font-name-asian="Times New Roman"/>
    </style:style>
    <style:style style:name="P2" style:family="paragraph" style:parent-style-name="Preformatted_20_Text">
      <style:text-properties style:font-name="Times New Roman" fo:font-size="12pt" style:font-name-asian="Times New Roman" style:font-size-asian="12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style:font-name="Times New Roman" fo:font-size="12pt" style:font-name-asian="Times New Roman" style:font-size-asian="12pt" style:font-size-complex="12pt"/>
    </style:style>
    <style:style style:name="P4" style:family="paragraph" style:parent-style-name="Preformatted_20_Text">
      <style:text-properties style:font-name="Times New Roman" fo:font-size="12pt" officeooo:paragraph-rsid="000f14d5" style:font-name-asian="Times New Roman" style:font-size-asian="12pt" style:font-size-complex="12pt"/>
    </style:style>
    <style:style style:name="P5" style:family="paragraph" style:parent-style-name="Preformatted_20_Text">
      <style:text-properties style:font-name="Times New Roman" fo:font-size="12pt" officeooo:paragraph-rsid="0045d139" style:font-name-asian="Times New Roman" style:font-size-asian="12pt" style:font-size-complex="12pt"/>
    </style:style>
    <style:style style:name="P6" style:family="paragraph" style:parent-style-name="Preformatted_20_Text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P7" style:family="paragraph" style:parent-style-name="Preformatted_20_Text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2147c9" style:font-name-asian="Times New Roman" style:font-size-asian="12pt" style:font-style-asian="normal" style:font-size-complex="12pt" style:font-style-complex="normal"/>
    </style:style>
    <style:style style:name="P8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style:font-name="Times New Roman" fo:font-size="12pt" fo:font-weight="bold" style:font-name-asian="Times New Roman" style:font-size-asian="12pt" style:font-weight-asian="bold" style:font-size-complex="12pt" style:font-weight-complex="bold"/>
    </style:style>
    <style:style style:name="P9" style:family="paragraph" style:parent-style-name="Preformatted_20_Text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Times New Roman" fo:font-size="14pt" fo:font-weight="bold" style:font-name-asian="Times New Roman" style:font-size-asian="14pt" style:font-weight-asian="bold" style:font-size-complex="14pt" style:font-weight-complex="bold"/>
    </style:style>
    <style:style style:name="P10" style:family="paragraph" style:parent-style-name="Text_20_body" style:list-style-name="L2">
      <style:paragraph-properties>
        <style:tab-stops>
          <style:tab-stop style:position="0.1055in"/>
        </style:tab-stops>
      </style:paragraph-properties>
      <style:text-properties officeooo:paragraph-rsid="00463a6b"/>
    </style:style>
    <style:style style:name="P11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3585e3"/>
    </style:style>
    <style:style style:name="P12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457ffb"/>
    </style:style>
    <style:style style:name="P13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1a97d7"/>
    </style:style>
    <style:style style:name="P1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1b74f8"/>
    </style:style>
    <style:style style:name="P15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2147c9"/>
    </style:style>
    <style:style style:name="P16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21a103"/>
    </style:style>
    <style:style style:name="P17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rsid="001a97d7" officeooo:paragraph-rsid="001a97d7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paragraph-rsid="001b74f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rsid="0035c1c3" officeooo:paragraph-rsid="004399bd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2147c9" style:font-name-asian="Times New Roman" style:font-size-asian="12pt" style:font-style-asian="normal" style:font-size-complex="12pt" style:font-style-complex="normal"/>
    </style:style>
    <style:style style:name="P21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21a103" style:font-name-asian="Times New Roman" style:font-size-asian="12pt" style:font-style-asian="normal" style:font-size-complex="12pt" style:font-style-complex="normal"/>
    </style:style>
    <style:style style:name="P22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ed69d" style:font-name-asian="Times New Roman" style:font-size-asian="12pt" style:font-size-complex="12pt"/>
    </style:style>
    <style:style style:name="P2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b74f8" style:font-name-asian="Times New Roman" style:font-size-asian="12pt" style:font-size-complex="12pt"/>
    </style:style>
    <style:style style:name="P2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ca2d5" style:font-name-asian="Times New Roman" style:font-size-asian="12pt" style:font-size-complex="12pt"/>
    </style:style>
    <style:style style:name="P25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d696d" style:font-name-asian="Times New Roman" style:font-size-asian="12pt" style:font-size-complex="12pt"/>
    </style:style>
    <style:style style:name="P26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147c9" style:font-name-asian="Times New Roman" style:font-size-asian="12pt" style:font-size-complex="12pt"/>
    </style:style>
    <style:style style:name="P27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c56e0" style:font-name-asian="Times New Roman" style:font-size-asian="12pt" style:font-size-complex="12pt"/>
    </style:style>
    <style:style style:name="P28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57bedd" style:font-name-asian="Times New Roman" style:font-size-asian="12pt" style:font-size-complex="12pt"/>
    </style:style>
    <style:style style:name="P29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1a103" style:font-name-asian="Times New Roman" style:font-size-asian="12pt" style:font-size-complex="12pt"/>
    </style:style>
    <style:style style:name="P30" style:family="paragraph" style:parent-style-name="Preformatted_20_Text" style:list-style-name="L3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P31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italic" officeooo:paragraph-rsid="00213a51" style:font-name-asian="Times New Roman" style:font-size-asian="12pt" style:font-style-asian="italic" style:font-size-complex="12pt" style:font-style-complex="italic"/>
    </style:style>
    <style:style style:name="P32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italic" officeooo:paragraph-rsid="002147c9" style:font-name-asian="Times New Roman" style:font-size-asian="12pt" style:font-style-asian="italic" style:font-size-complex="12pt" style:font-style-complex="italic"/>
    </style:style>
    <style:style style:name="P3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1" fo:font-size="12pt" fo:font-style="normal" officeooo:rsid="001ca2d5" officeooo:paragraph-rsid="001ca2d5" style:font-name-asian="新宋体" style:font-size-asian="12pt" style:font-style-asian="normal" style:font-size-complex="12pt" style:font-style-complex="normal"/>
    </style:style>
    <style:style style:name="P3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fo:font-style="normal" officeooo:paragraph-rsid="0021a103" style:font-style-asian="normal" style:font-style-complex="normal"/>
    </style:style>
    <style:style style:name="P35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fo:font-style="normal" officeooo:paragraph-rsid="002147c9" style:font-style-asian="normal" style:font-style-complex="normal"/>
    </style:style>
    <style:style style:name="P36" style:family="paragraph" style:parent-style-name="Preformatted_20_Text" style:list-style-name="L2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Times New Roman" fo:font-size="12pt" fo:font-style="italic" fo:font-weight="normal" style:font-name-asian="Times New Roman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14d5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ed69d" style:font-style-asian="italic" style:font-style-complex="italic"/>
    </style:style>
    <style:style style:name="T5" style:family="text">
      <style:text-properties fo:font-style="italic" officeooo:rsid="00170895" style:font-style-asian="italic" style:font-style-complex="italic"/>
    </style:style>
    <style:style style:name="T6" style:family="text">
      <style:text-properties fo:font-style="italic" officeooo:rsid="0023a959" style:font-style-asian="italic" style:font-style-complex="italic"/>
    </style:style>
    <style:style style:name="T7" style:family="text">
      <style:text-properties fo:font-style="italic" officeooo:rsid="002147c9" style:font-style-asian="italic" style:font-style-complex="italic"/>
    </style:style>
    <style:style style:name="T8" style:family="text">
      <style:text-properties fo:font-style="italic" officeooo:rsid="0021a103" style:font-style-asian="italic" style:font-style-complex="italic"/>
    </style:style>
    <style:style style:name="T9" style:family="text">
      <style:text-properties fo:font-style="italic" officeooo:rsid="00551c34" style:font-style-asian="italic" style:font-style-complex="italic"/>
    </style:style>
    <style:style style:name="T10" style:family="text">
      <style:text-properties fo:font-style="italic" officeooo:rsid="0057bedd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065da" style:font-style-asian="italic" style:font-weight-asian="normal" style:font-style-complex="italic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Times New Roman" fo:font-size="12pt" style:font-name-asian="Times New Roman" style:font-size-asian="12pt" style:font-size-complex="12pt"/>
    </style:style>
    <style:style style:name="T16" style:family="text">
      <style:text-properties style:font-name="Times New Roman" fo:font-size="12pt" officeooo:rsid="002147c9" style:font-name-asian="Times New Roman" style:font-size-asian="12pt" style:font-size-complex="12pt"/>
    </style:style>
    <style:style style:name="T17" style:family="text">
      <style:text-properties style:font-name="Times New Roman" fo:font-size="12pt" officeooo:rsid="0021a103" style:font-name-asian="Times New Roman" style:font-size-asian="12pt" style:font-size-complex="12pt"/>
    </style:style>
    <style:style style:name="T18" style:family="text">
      <style:text-properties style:font-name="Times New Roman" fo:font-size="12pt" officeooo:rsid="002c56e0" style:font-name-asian="Times New Roman" style:font-size-asian="12pt" style:font-size-complex="12pt"/>
    </style:style>
    <style:style style:name="T19" style:family="text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T20" style:family="text">
      <style:text-properties style:font-name="Times New Roman" fo:font-size="12pt" fo:font-style="italic" fo:font-weight="normal" officeooo:rsid="001065da" style:font-name-asian="Times New Roman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style:font-name="Times New Roman" fo:font-size="12pt" fo:font-style="italic" fo:font-weight="normal" officeooo:rsid="0049243a" style:font-name-asian="Times New Roman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style:font-name="Times New Roman" fo:font-size="12pt" fo:font-style="italic" fo:font-weight="normal" officeooo:rsid="003585e3" style:font-name-asian="Times New Roman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style:font-name="Times New Roman" fo:font-size="12pt" fo:font-style="normal" fo:font-weight="normal" officeooo:rsid="001065da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Times New Roman" fo:font-size="12pt" fo:font-style="normal" fo:font-weight="normal" officeooo:rsid="00170895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Times New Roman" fo:font-size="12pt" fo:font-style="normal" fo:font-weight="normal" officeooo:rsid="001897d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Times New Roman" fo:font-size="12pt" fo:font-style="normal" fo:font-weight="normal" officeooo:rsid="001a97d7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Times New Roman" fo:font-size="12pt" fo:font-style="normal" fo:font-weight="normal" officeooo:rsid="001b74f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Times New Roman" fo:font-size="12pt" fo:font-style="normal" fo:font-weight="normal" officeooo:rsid="0023a95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Times New Roman" fo:font-size="12pt" fo:font-style="normal" fo:font-weight="normal" officeooo:rsid="002dace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Times New Roman" fo:font-size="12pt" fo:font-style="normal" fo:font-weight="normal" officeooo:rsid="003585e3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Times New Roman" fo:font-size="12pt" fo:font-style="normal" fo:font-weight="normal" officeooo:rsid="0035f57c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Times New Roman" fo:font-size="12pt" fo:font-style="normal" fo:font-weight="normal" officeooo:rsid="00394ecd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Times New Roman" fo:font-size="12pt" fo:font-style="normal" fo:font-weight="normal" officeooo:rsid="003a8a46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Times New Roman" fo:font-size="12pt" fo:font-style="normal" fo:font-weight="normal" officeooo:rsid="003adc9b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Times New Roman" fo:font-size="12pt" fo:font-style="normal" fo:font-weight="normal" officeooo:rsid="003b9a71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Times New Roman" fo:font-size="12pt" fo:font-style="normal" fo:font-weight="normal" officeooo:rsid="003ec9a3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Times New Roman" fo:font-size="12pt" fo:font-style="normal" fo:font-weight="normal" officeooo:rsid="0035478e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Times New Roman" fo:font-size="12pt" fo:font-style="normal" fo:font-weight="normal" officeooo:rsid="0049243a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Times New Roman" fo:font-size="12pt" fo:font-style="normal" style:font-name-asian="Times New Roman" style:font-size-asian="12pt" style:font-style-asian="normal" style:font-size-complex="12pt" style:font-style-complex="normal"/>
    </style:style>
    <style:style style:name="T40" style:family="text">
      <style:text-properties style:font-name="Times New Roman" fo:font-size="12pt" fo:font-style="normal" officeooo:rsid="0058a12d" style:font-name-asian="Times New Roman" style:font-size-asian="12pt" style:font-style-asian="normal" style:font-size-complex="12pt" style:font-style-complex="normal"/>
    </style:style>
    <style:style style:name="T41" style:family="text">
      <style:text-properties style:font-name="Times New Roman" fo:font-size="12pt" fo:language="en" fo:country="none" style:font-name-asian="Times New Roman" style:font-size-asian="12pt" style:font-size-complex="12pt"/>
    </style:style>
    <style:style style:name="T42" style:family="text">
      <style:text-properties style:font-name="Times New Roman" fo:font-size="12pt" fo:language="en" fo:country="none" officeooo:rsid="002c56e0" style:font-name-asian="Times New Roman" style:font-size-asian="12pt" style:font-size-complex="12pt"/>
    </style:style>
    <style:style style:name="T43" style:family="text">
      <style:text-properties style:font-name="Times New Roman" fo:font-size="12pt" fo:language="en" fo:country="none" officeooo:rsid="005f6ad0" style:font-name-asian="Times New Roman" style:font-size-asian="12pt" style:font-size-complex="12pt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normal" officeooo:rsid="002c56e0" style:font-style-asian="normal" style:font-style-complex="normal"/>
    </style:style>
    <style:style style:name="T46" style:family="text">
      <style:text-properties fo:font-style="normal" officeooo:rsid="002ed69d" style:font-style-asian="normal" style:font-style-complex="normal"/>
    </style:style>
    <style:style style:name="T47" style:family="text">
      <style:text-properties fo:font-style="normal" officeooo:rsid="0057bedd" style:font-style-asian="normal" style:font-style-complex="normal"/>
    </style:style>
    <style:style style:name="T48" style:family="text">
      <style:text-properties fo:font-style="normal" officeooo:rsid="005f6ad0" style:font-style-asian="normal" style:font-style-complex="normal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1065da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23a959" style:font-style-asian="normal" style:font-weight-asian="normal" style:font-style-complex="normal" style:font-weight-complex="normal"/>
    </style:style>
    <style:style style:name="T52" style:family="text">
      <style:text-properties officeooo:rsid="000e2190"/>
    </style:style>
    <style:style style:name="T53" style:family="text">
      <style:text-properties officeooo:rsid="000f14d5"/>
    </style:style>
    <style:style style:name="T54" style:family="text">
      <style:text-properties officeooo:rsid="00170895"/>
    </style:style>
    <style:style style:name="T55" style:family="text">
      <style:text-properties officeooo:rsid="001b74f8"/>
    </style:style>
    <style:style style:name="T56" style:family="text">
      <style:text-properties officeooo:rsid="001ca2d5"/>
    </style:style>
    <style:style style:name="T57" style:family="text">
      <style:text-properties style:font-name="Times New Roman1" fo:font-style="italic" officeooo:rsid="001ca2d5" style:font-name-asian="新宋体" style:font-style-asian="italic" style:font-style-complex="italic"/>
    </style:style>
    <style:style style:name="T58" style:family="text">
      <style:text-properties officeooo:rsid="001d696d"/>
    </style:style>
    <style:style style:name="T59" style:family="text">
      <style:text-properties officeooo:rsid="001f5dfa"/>
    </style:style>
    <style:style style:name="T60" style:family="text">
      <style:text-properties officeooo:rsid="002147c9"/>
    </style:style>
    <style:style style:name="T61" style:family="text">
      <style:text-properties officeooo:rsid="0021a103"/>
    </style:style>
    <style:style style:name="T62" style:family="text">
      <style:text-properties officeooo:rsid="002341a3"/>
    </style:style>
    <style:style style:name="T63" style:family="text">
      <style:text-properties officeooo:rsid="0023a959"/>
    </style:style>
    <style:style style:name="T64" style:family="text">
      <style:text-properties officeooo:rsid="00244aa7"/>
    </style:style>
    <style:style style:name="T65" style:family="text">
      <style:text-properties officeooo:rsid="002a4f08"/>
    </style:style>
    <style:style style:name="T66" style:family="text">
      <style:text-properties officeooo:rsid="002c56e0"/>
    </style:style>
    <style:style style:name="T67" style:family="text">
      <style:text-properties officeooo:rsid="00328b3a"/>
    </style:style>
    <style:style style:name="T68" style:family="text">
      <style:text-properties officeooo:rsid="00333a58"/>
    </style:style>
    <style:style style:name="T69" style:family="text">
      <style:text-properties officeooo:rsid="0037ba96"/>
    </style:style>
    <style:style style:name="T70" style:family="text">
      <style:text-properties officeooo:rsid="004ca676"/>
    </style:style>
    <style:style style:name="T71" style:family="text">
      <style:text-properties officeooo:rsid="004e5d64"/>
    </style:style>
    <style:style style:name="T72" style:family="text">
      <style:text-properties officeooo:rsid="00551c34"/>
    </style:style>
    <style:style style:name="T73" style:family="text">
      <style:text-properties officeooo:rsid="0056146d"/>
    </style:style>
    <style:style style:name="T74" style:family="text">
      <style:text-properties officeooo:rsid="005d210a"/>
    </style:style>
    <style:style style:name="T75" style:family="text">
      <style:text-properties officeooo:rsid="005eb25f"/>
    </style:style>
    <style:style style:name="T76" style:family="text">
      <style:text-properties officeooo:rsid="005f6ad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9">Yao Yansi</text:p>
      <text:p text:style-name="P3">yaoyansi@gmail.com</text:p>
      <text:p text:style-name="P3">+86 135<text:span text:style-name="T52">0</text:span>-<text:span text:style-name="T52">194</text:span>-<text:span text:style-name="T52">8783</text:span></text:p>
      <text:p text:style-name="P1"/>
      <text:p text:style-name="P8">OBJECTIVE</text:p>
      <text:p text:style-name="P2">A position in CG Industry with special interests in R&amp;D<text:span text:style-name="T63">.</text:span></text:p>
      <text:p text:style-name="P1"/>
      <text:p text:style-name="P1"/>
      <text:p text:style-name="P8">EDUCATION</text:p>
      <text:p text:style-name="P2">Master Of Computer Science, Graduated in 2007</text:p>
      <text:p text:style-name="P2">Capital Normal University, Beijing, China.</text:p>
      <text:p text:style-name="P2"/>
      <text:p text:style-name="P2">Bachelor Of Computer Science, Graduated in 2004</text:p>
      <text:p text:style-name="P2">Henan University of Technology, ZhengZhou, Henan, China.</text:p>
      <text:p text:style-name="P1"/>
      <text:p text:style-name="P1"/>
      <text:p text:style-name="P8">COMPUTER SKILLS</text:p>
      <text:p text:style-name="P5"><text:span text:style-name="T3">Languages:</text:span> C/C++, Python, Shell, Perl, <text:span text:style-name="T69">x86ASM</text:span></text:p>
      <text:p text:style-name="P2"><text:span text:style-name="T3">Operation Systems:</text:span> Windows, Linux</text:p>
      <text:p text:style-name="P5"><text:span text:style-name="T3">Development Tools:</text:span> MSVC, <text:span text:style-name="T67">CodeBlocks, </text:span>CMake, SVN/Git, <text:span text:style-name="T68">Jude, </text:span>MayaAPI/mel, OpenCollada, OpenGL/GLSL, OGRE, ODE, PhysX, Bullet, <text:span text:style-name="T69">MASM</text:span></text:p>
      <text:p text:style-name="P2"><text:span text:style-name="T3">Graphics Tools:</text:span> Maya, Blender, Photoshop</text:p>
      <text:p text:style-name="P6">Others: <text:span text:style-name="T44">Design Pattern</text:span></text:p>
      <text:p text:style-name="P1"/>
      <text:p text:style-name="P1"/>
      <text:p text:style-name="P8">EXPERIENCE</text:p>
      <text:p text:style-name="P4"><text:span text:style-name="T11">Software Engineer </text:span><text:s text:c="18"/>Sept<text:span text:style-name="T53">ember </text:span>201<text:span text:style-name="T53">3</text:span></text:p>
      <text:p text:style-name="P4"><text:span text:style-name="T53">Renderer R&amp;D</text:span> Department, <text:span text:style-name="T1"><text:s/></text:span><text:span text:style-name="T2">ShangHai CudaTec Technology Development Limited Company</text:span></text:p>
      <text:list xml:id="list4031689147794014380" text:style-name="L1">
        <text:list-item>
          <text:p text:style-name="P11"><text:span text:style-name="T23">D</text:span><text:span text:style-name="T24">esigned, implemented and tested</text:span><text:span text:style-name="T23"> a product-quality Maya plug-in for </text:span><text:span text:style-name="T25">a r</text:span><text:span text:style-name="T23">enderer. </text:span><text:span text:style-name="T30">This plugin can translate the following data to renderer: Geometry(polygon/nurbs/subdiv/particle/</text:span><text:span text:style-name="T32">nparticle</text:span><text:span text:style-name="T30">/</text:span><text:span text:style-name="T32">hair</text:span><text:span text:style-name="T30">), </text:span><text:span text:style-name="T31">Instance</text:span><text:span text:style-name="T30">, Light(point/area/ directional/spot/mesh light/user-defined light), </text:span><text:span text:style-name="T31">M</text:span><text:span text:style-name="T30">ost of </text:span><text:span text:style-name="T38">M</text:span><text:span text:style-name="T30">aya internal render nodes(surface shader/displacement shader/shading group/</text:span><text:span text:style-name="T31">texture/</text:span><text:span text:style-name="T30">utility and etc), </text:span><text:span text:style-name="T31">User-defined shader, </text:span><text:span text:style-name="T35">Shader</text:span><text:span text:style-name="T36">G</text:span><text:span text:style-name="T35">raph,</text:span><text:span text:style-name="T31"> R</text:span><text:span text:style-name="T30">endering mode(interactive/IPR/Batch/swatch rendering), </text:span><text:span text:style-name="T31">AOV.</text:span></text:p>
        </text:list-item>
        <text:list-item>
          <text:p text:style-name="P12"><text:span text:style-name="T27">Responsible for </text:span><text:span text:style-name="T26">planning, </text:span><text:span text:style-name="T27">design, development, </text:span><text:span text:style-name="T29">collaboration, </text:span><text:span text:style-name="T26">code review, testing and</text:span><text:span text:style-name="T27"> </text:span><text:span text:style-name="T26">release. </text:span><text:span text:style-name="T33">U</text:span><text:span text:style-name="T26">s</text:span><text:span text:style-name="T34">ed</text:span><text:span text:style-name="T26"> agile methodologies </text:span><text:span text:style-name="T34">in this project development</text:span><text:span text:style-name="T26">: continuous integration, test-driven development, unit testing </text:span><text:span text:style-name="T29">and automation testing</text:span><text:span text:style-name="T26">. </text:span><text:span text:style-name="T37">And took the responsibility for releasing the package from alpha1 to alpha5.</text:span></text:p>
        </text:list-item>
        <text:list-item>
          <text:p text:style-name="P17"><text:span text:style-name="T70">Constructed</text:span> and maintained the code <text:span text:style-name="T70">repository </text:span>server for the team.</text:p>
        </text:list-item>
        <text:list-item>
          <text:p text:style-name="P13"><text:span text:style-name="T26">P</text:span><text:span text:style-name="T28">rovided </text:span><text:span text:style-name="T26">service</text:span><text:span text:style-name="T28">s</text:span><text:span text:style-name="T26"> for test clients and users.</text:span></text:p>
        </text:list-item>
      </text:list>
      <text:p text:style-name="P2"/>
      <text:p text:style-name="P2"><text:span text:style-name="T11">Software Engineer </text:span><text:s text:c="18"/>June 2012</text:p>
      <text:p text:style-name="P2">Production Department, <text:span text:style-name="T1">Geodo Space Information Technology Limited Company</text:span></text:p>
      <text:list xml:id="list5136856873582130620" text:style-name="L2">
        <text:list-item>
          <text:p text:style-name="P18">Developed a tornado particle effect <text:span text:style-name="T54">for </text:span><text:span text:style-name="T5">OSG</text:span><text:span text:style-name="T54"> engine.</text:span></text:p>
        </text:list-item>
        <text:list-item>
          <text:p text:style-name="P19">Trimmed <text:span text:style-name="T3">ossim</text:span> which is a third-party library for our engine.</text:p>
          <text:p text:style-name="P36"/>
        </text:list-item>
      </text:list>
      <text:p text:style-name="P2"><text:span text:style-name="T11">Software Engineer </text:span><text:s text:c="18"/>March 2011</text:p>
      <text:p text:style-name="P2">3D Graphics Department, <text:span text:style-name="T1">Institute of Automation Chinese Academy of Sciences</text:span></text:p>
      <text:list xml:id="list214353025750765" text:continue-numbering="true" text:style-name="L2">
        <text:list-item>
          <text:p text:style-name="P22">Developed <text:span text:style-name="T71">a</text:span> 3D virtual world based on <text:span text:style-name="T3">RealXtend </text:span><text:span text:style-name="T46">with the integration of</text:span><text:span text:style-name="T4"> Kinect, OgreHaptics, </text:span><text:span text:style-name="T46">fluid surface construction and UI localization.</text:span></text:p>
        </text:list-item>
        <text:list-item>
          <text:p text:style-name="P14"><text:span text:style-name="T15">Integrated Blender's GPU renderer </text:span><text:span text:style-name="T19">Cycles</text:span><text:span text:style-name="T15"> with parallel rendering middle-ware </text:span><text:span text:style-name="T19">Equalizer</text:span><text:span text:style-name="T15">.</text:span></text:p>
        </text:list-item>
      </text:list>
      <text:p text:style-name="P2"><text:soft-page-break/></text:p>
      <text:p text:style-name="P2"><text:span text:style-name="T11">Technical Director</text:span><text:span text:style-name="T3"> </text:span><text:s text:c="17"/>July 2009</text:p>
      <text:p text:style-name="P2">Technical Support Department, <text:span text:style-name="T1">Xing-Xing Digital Corporation</text:span><text:span text:style-name="T14">, Beijing </text:span></text:p>
      <text:list xml:id="list214353814772277" text:continue-numbering="true" text:style-name="L2">
        <text:list-item>
          <text:p text:style-name="P23">Developed the core module of lip-sync plug-in for <text:span text:style-name="T44">Maya</text:span>. (T<text:span text:style-name="T55">his plug-in has been registered as the software property with the software copyright registration ID 0183406</text:span>)</text:p>
        </text:list-item>
        <text:list-item>
          <text:p text:style-name="P24">Developed a <text:span text:style-name="T50">product-quality Maya t</text:span><text:span text:style-name="T51">o 3ds format </text:span>t<text:span text:style-name="T63">ranslator</text:span> for <text:span text:style-name="T3">R</text:span><text:span text:style-name="T6">edboard</text:span><text:span text:style-name="T63"> Ltd</text:span>.</text:p>
        </text:list-item>
        <text:list-item>
          <text:p text:style-name="P24">Developed <text:span text:style-name="T63">a </text:span>rigid/<text:span text:style-name="T56">soft</text:span> body dynamic system for <text:span text:style-name="T49">Maya</text:span> based on <text:span text:style-name="T3">Bullet Physics Engine</text:span>.</text:p>
        </text:list-item>
        <text:list-item>
          <text:p text:style-name="P24">Developed a procedural texture <text:span text:style-name="T56">which projects the inner region of a closed NURBS to a texture</text:span>.</text:p>
        </text:list-item>
        <text:list-item>
          <text:p text:style-name="P24">O<text:span text:style-name="T64">ptimized the modules</text:span> in pre-check process, and save<text:span text:style-name="T65">d </text:span>80% time for th<text:span text:style-name="T64">at process</text:span>.</text:p>
        </text:list-item>
        <text:list-item>
          <text:p text:style-name="P24">I<text:span text:style-name="T56">mplemented the core module in the paper: <text:s/></text:span><text:span text:style-name="T57">A System to Reuse Facial Rigs and Animations.</text:span></text:p>
        </text:list-item>
        <text:list-item>
          <text:p text:style-name="P33">Parsed <text:s/>Maya Geometry Cache(*.mc) format and Maya Particle Cache(*.pdc) <text:s/>format.</text:p>
        </text:list-item>
        <text:list-item>
          <text:p text:style-name="P24">Maintained <text:span text:style-name="T3">LiquidMaya</text:span>.</text:p>
        </text:list-item>
        <text:list-item>
          <text:p text:style-name="P24">Designed <text:span text:style-name="T56">and deployed </text:span>the SVN server, <text:span text:style-name="T56">a</text:span>nd developed the backup/restore scripts for the SVN server.</text:p>
        </text:list-item>
      </text:list>
      <text:p text:style-name="P2"/>
      <text:p text:style-name="P2"><text:span text:style-name="T11">Software Engineer</text:span><text:span text:style-name="T1"> </text:span><text:s text:c="17"/>September 2008</text:p>
      <text:p text:style-name="P2">System Department, <text:span text:style-name="T1">Tuya Software Corporation</text:span><text:span text:style-name="T14">, Beijing</text:span><text:span text:style-name="T1"> </text:span></text:p>
      <text:list xml:id="list214352021698540" text:continue-numbering="true" text:style-name="L2">
        <text:list-item>
          <text:p text:style-name="P24">Participated the development of <text:s/>TUYA World II which is a 3D virtual world <text:span text:style-name="T58">on-line game</text:span>.</text:p>
        </text:list-item>
      </text:list>
      <text:p text:style-name="P2"/>
      <text:p text:style-name="P2"><text:span text:style-name="T11">Software Engineer</text:span><text:span text:style-name="T1"> </text:span><text:s text:c="17"/>September 2007</text:p>
      <text:p text:style-name="P2">Software Development Department, <text:span text:style-name="T1">China Academy of Space Technology</text:span></text:p>
      <text:list xml:id="list214353285806828" text:continue-numbering="true" text:style-name="L2">
        <text:list-item>
          <text:p text:style-name="P25">P<text:span text:style-name="T59">art of a team for software </text:span>automat<text:span text:style-name="T59">ion </text:span>test.</text:p>
        </text:list-item>
      </text:list>
      <text:p text:style-name="P2"/>
      <text:p text:style-name="P2"><text:span text:style-name="T11">Software Engineer(intern)</text:span> <text:s text:c="5"/>March 2007</text:p>
      <text:p text:style-name="P2"><text:span text:style-name="T14">R&amp;D center of Notebook Computer, </text:span><text:span text:style-name="T1">Lenovo</text:span>, Beijing </text:p>
      <text:list xml:id="list214353782852916" text:continue-numbering="true" text:style-name="L2">
        <text:list-item>
          <text:p text:style-name="P25">Developed a 3D mini-game for exhibiting the gravity system in <text:span text:style-name="T3">Lenovo</text:span>'s laptops.</text:p>
        </text:list-item>
      </text:list>
      <text:p text:style-name="P1"/>
      <text:p text:style-name="P1"/>
      <text:p text:style-name="P8">RESEARCH</text:p>
      <text:p text:style-name="P2">M<text:span text:style-name="T62">aster's Thesis:</text:span></text:p>
      <text:list xml:id="list6282892990355501884" text:style-name="L3">
        <text:list-item>
          <text:p text:style-name="P30">R<text:span text:style-name="T62">esearch and implementation of the 3D operation in virtual environment</text:span></text:p>
        </text:list-item>
      </text:list>
      <text:p text:style-name="P2"/>
      <text:p text:style-name="P2">Implementation of the academic paper:</text:p>
      <text:list xml:id="list214354029997488" text:continue-list="list214353782852916" text:style-name="L2">
        <text:list-item>
          <text:p text:style-name="P31">A System to Reuse Facial Rigs and Animations</text:p>
        </text:list-item>
      </text:list>
      <text:p text:style-name="P1"/>
      <text:p text:style-name="P1"/>
      <text:p text:style-name="P8">OPEN-SOURCE PROJECTS</text:p>
      <text:list xml:id="list214352466669795" text:continue-numbering="true" text:style-name="L2">
        <text:list-item>
          <text:p text:style-name="P10"><text:span text:style-name="T15">MyMagicBox (</text:span><text:a xlink:type="simple" xlink:href="https://github.com/yaoyansi/mymagicbox" office:target-frame-name="_blank" xlink:show="new"><text:span text:style-name="T15">https://github.com/yaoyansi/mymagicbox</text:span></text:a><text:span text:style-name="T15">)<text:line-break/></text:span><text:span text:style-name="T41">Role: </text:span><text:span text:style-name="T42">Creator</text:span><text:span text:style-name="T41"><text:line-break/></text:span><text:span text:style-name="T43">M</text:span><text:span text:style-name="T41">iscellaneous projects for exercises.</text:span></text:p>
        </text:list-item>
        <text:list-item>
          <text:p text:style-name="P15"><text:span text:style-name="T15">Maya2renderer(</text:span><text:a xlink:type="simple" xlink:href="https://github.com/maya2renderer/maya2renderer"><text:span text:style-name="T15">https://github.com/maya2renderer/maya2renderer</text:span></text:a><text:span text:style-name="T15">)</text:span></text:p>
          <text:p text:style-name="P15"><text:span text:style-name="T15">R</text:span><text:span text:style-name="T18">ole: Creator</text:span></text:p>
          <text:p text:style-name="P26">Based on <text:span text:style-name="T3">LiquidMaya</text:span>, this project aims to provide a framework to translate <text:span text:style-name="T44">Maya</text:span> d<text:span text:style-name="T60">ata</text:span> to <text:span text:style-name="T60">a</text:span> renderer. I<text:span text:style-name="T60">t supports </text:span><text:span text:style-name="T7">3Delight</text:span>, <text:span text:style-name="T3">Elvishray</text:span> and <text:span text:style-name="T3">Appleseed</text:span> <text:span text:style-name="T61">now.</text:span></text:p>
          <text:p text:style-name="P26"/>
        </text:list-item>
        <text:list-item>
          <text:p text:style-name="P26">M<text:span text:style-name="T60">ayaExporter(</text:span><text:a xlink:type="simple" xlink:href="http://code.google.com/p/mayaexporter/"><text:span text:style-name="T60">http://code.google.com/p/mayaexporter/</text:span></text:a><text:span text:style-name="T60">)</text:span></text:p>
          <text:p text:style-name="P27">R<text:span text:style-name="T66">ole: Creator</text:span></text:p>
          <text:p text:style-name="P20"><text:span text:style-name="T76">An experimental project which aims to provide a framework to export Maya data to a renderer. This project is refactored from </text:span><text:span text:style-name="T9">ColladaMaya</text:span><text:span text:style-name="T72">.</text:span>.</text:p>
          <text:p text:style-name="P26"/>
        </text:list-item>
        <text:list-item>
          <text:p text:style-name="P15"><text:soft-page-break/><text:span text:style-name="T15">GPExport</text:span><text:span text:style-name="T16">er</text:span><text:span text:style-name="T15">(</text:span><text:a xlink:type="simple" xlink:href="http://code.google.com/p/gpexport/"><text:span text:style-name="T15">http://code.google.com/p/gpexport/</text:span></text:a><text:span text:style-name="T15">)</text:span></text:p>
          <text:p text:style-name="P27">R<text:span text:style-name="T66">ole: </text:span><text:span text:style-name="T45">Developer</text:span></text:p>
          <text:p text:style-name="P28"><text:span text:style-name="T48">A</text:span><text:span text:style-name="T47"> light-weight exporter for Maya, and </text:span><text:span text:style-name="T73">I fixed some bugs and did some optimization.</text:span></text:p>
          <text:p text:style-name="P26"/>
        </text:list-item>
        <text:list-item>
          <text:p text:style-name="P26">S<text:span text:style-name="T60">imple </text:span>Cloth Simulation (<text:a xlink:type="simple" xlink:href="http://blog.csdn.net/yaoyansi/archive/2007/09/05/1774002.aspx">http://blog.csdn.net/yaoyansi/archive/2007/09/05/1774002.aspx</text:a>)</text:p>
          <text:p text:style-name="P27">R<text:span text:style-name="T66">ole: Creator</text:span></text:p>
          <text:p text:style-name="P26">I<text:span text:style-name="T60">mplemented the Mass-Spring module for cloth simulation. D</text:span>eveloped an algorithm fo<text:span text:style-name="T64">r computing</text:span> a <text:span text:style-name="T60">general </text:span>polyhedron'<text:span text:style-name="T64">s </text:span>volume. T<text:span text:style-name="T62">his algorithm i</text:span>s mentioned in <text:span text:style-name="T3">Game Development Gems 6.</text:span></text:p>
          <text:p text:style-name="P32"/>
        </text:list-item>
        <text:list-item>
          <text:p text:style-name="P29"><text:span text:style-name="T44">OpenCollada(</text:span><text:a xlink:type="simple" xlink:href="http://code.google.com/p/opencollada/"><text:span text:style-name="T44">http://code.google.com/p/opencollada/</text:span></text:a><text:span text:style-name="T44">)</text:span></text:p>
          <text:p text:style-name="P27"><text:span text:style-name="T44">R</text:span><text:span text:style-name="T45">ole: Developer</text:span></text:p>
          <text:p text:style-name="P21"><text:span text:style-name="T75">Simplified</text:span> the <text:span text:style-name="T61">3ds export process with </text:span><text:span text:style-name="T8">lib3ds </text:span><text:span text:style-name="T74">library and fixed some bugs.</text:span></text:p>
        </text:list-item>
      </text:list>
      <text:p text:style-name="P7"/>
      <text:list xml:id="list214352941298941" text:continue-numbering="true" text:style-name="L2">
        <text:list-item>
          <text:p text:style-name="P16"><text:span text:style-name="T39">GPUS</text:span><text:span text:style-name="T40">PH</text:span><text:span text:style-name="T39">sim (</text:span><text:a xlink:type="simple" xlink:href="http://code.google.com/p/gpusphsim/"><text:span text:style-name="T39">http://code.google.com/p/gpusphsim/</text:span></text:a><text:span text:style-name="T39">)</text:span></text:p>
          <text:p text:style-name="P27"><text:span text:style-name="T44">R</text:span><text:span text:style-name="T45">ole: Developer</text:span></text:p>
          <text:p text:style-name="P34"><text:span text:style-name="T15">Implement</text:span><text:span text:style-name="T17">ed</text:span><text:span text:style-name="T15"> the fluid surface construction </text:span><text:span text:style-name="T17">using Meta-ball algorithm.</text:span></text:p>
          <text:p text:style-name="P3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style:shadow="none"/>
    </style:style>
    <style:style style:name="List" style:family="paragraph" style:parent-style-name="Text_20_body" style:class="list">
      <style:text-properties style:font-name-asian="Andale Sans UI" style:font-family-asian="'Andale Sans UI'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name-asian="Andale Sans UI" style:font-family-asian="'Andale Sans UI'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ndale Sans UI" style:font-family-asian="'Andale Sans UI'"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新宋体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$Build-2</meta:generator>
    <dc:date>2014-12-09T21:43:51.861002185</dc:date>
    <meta:editing-duration>PT9H39M58S</meta:editing-duration>
    <meta:editing-cycles>150</meta:editing-cycles>
    <dc:creator>user0 </dc:creator>
    <meta:document-statistic meta:table-count="0" meta:image-count="0" meta:object-count="0" meta:page-count="3" meta:paragraph-count="82" meta:word-count="675" meta:character-count="5093" meta:non-whitespace-character-count="4423"/>
  </office:meta>
</office:document-meta>
</file>